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4a8b" officeooo:paragraph-rsid="00034a8b" style:font-weight-asian="bold" style:font-weight-complex="bold"/>
    </style:style>
    <style:style style:name="P2" style:family="paragraph" style:parent-style-name="Standard">
      <style:text-properties fo:font-weight="bold" officeooo:rsid="00034a8b" officeooo:paragraph-rsid="00034a8b" fo:background-color="#ffff00" style:font-weight-asian="bold" style:font-weight-complex="bold"/>
    </style:style>
    <style:style style:name="P3" style:family="paragraph" style:parent-style-name="Standard">
      <style:text-properties fo:font-weight="normal" officeooo:rsid="00034a8b" officeooo:paragraph-rsid="00034a8b" style:font-weight-asian="normal" style:font-weight-complex="normal"/>
    </style:style>
    <style:style style:name="P4" style:family="paragraph" style:parent-style-name="Standard">
      <style:text-properties fo:font-weight="normal" officeooo:rsid="000570af" officeooo:paragraph-rsid="000570af" style:font-weight-asian="normal" style:font-weight-complex="normal"/>
    </style:style>
    <style:style style:name="P5" style:family="paragraph" style:parent-style-name="Standard">
      <style:text-properties fo:font-weight="normal" officeooo:rsid="0006d129" officeooo:paragraph-rsid="0006d129" style:font-weight-asian="normal" style:font-weight-complex="normal"/>
    </style:style>
    <style:style style:name="P6" style:family="paragraph" style:parent-style-name="Standard">
      <style:text-properties fo:font-weight="normal" officeooo:rsid="00099a6e" officeooo:paragraph-rsid="00099a6e" style:font-weight-asian="normal" style:font-weight-complex="normal"/>
    </style:style>
    <style:style style:name="P7" style:family="paragraph" style:parent-style-name="Standard">
      <style:text-properties fo:font-weight="normal" officeooo:rsid="000b7036" officeooo:paragraph-rsid="000b7036" style:font-weight-asian="normal" style:font-weight-complex="normal"/>
    </style:style>
    <style:style style:name="P8" style:family="paragraph" style:parent-style-name="Standard">
      <style:text-properties fo:font-weight="normal" officeooo:rsid="000d4601" officeooo:paragraph-rsid="000ef3bd" style:font-weight-asian="normal" style:font-weight-complex="normal"/>
    </style:style>
    <style:style style:name="P9" style:family="paragraph" style:parent-style-name="Standard">
      <style:text-properties fo:font-weight="normal" officeooo:rsid="000f7f74" officeooo:paragraph-rsid="000f7f74" style:font-weight-asian="normal" style:font-weight-complex="normal"/>
    </style:style>
    <style:style style:name="P10" style:family="paragraph" style:parent-style-name="Standard">
      <style:text-properties fo:font-weight="normal" officeooo:rsid="000b7036" officeooo:paragraph-rsid="000b7036" fo:background-color="#ffff00" style:font-weight-asian="normal" style:font-weight-complex="normal"/>
    </style:style>
    <style:style style:name="P11" style:family="paragraph" style:parent-style-name="Standard">
      <style:text-properties fo:font-weight="normal" officeooo:rsid="0010eb27" officeooo:paragraph-rsid="0010eb27" style:font-weight-asian="normal" style:font-weight-complex="normal"/>
    </style:style>
    <style:style style:name="P12" style:family="paragraph" style:parent-style-name="Standard">
      <style:text-properties fo:font-weight="normal" officeooo:rsid="0012c70c" officeooo:paragraph-rsid="0012c70c" style:font-weight-asian="normal" style:font-weight-complex="normal"/>
    </style:style>
    <style:style style:name="P13" style:family="paragraph" style:parent-style-name="Standard">
      <style:text-properties fo:font-weight="normal" officeooo:rsid="00144db8" officeooo:paragraph-rsid="0012c70c" style:font-weight-asian="normal" style:font-weight-complex="normal"/>
    </style:style>
    <style:style style:name="P14" style:family="paragraph" style:parent-style-name="Standard">
      <style:text-properties fo:font-weight="normal" officeooo:rsid="00144db8" officeooo:paragraph-rsid="00144db8" style:font-weight-asian="normal" style:font-weight-complex="normal"/>
    </style:style>
    <style:style style:name="P15" style:family="paragraph" style:parent-style-name="Standard">
      <style:text-properties fo:font-weight="normal" officeooo:rsid="0015589f" officeooo:paragraph-rsid="0015589f" style:font-weight-asian="normal" style:font-weight-complex="normal"/>
    </style:style>
    <style:style style:name="P16" style:family="paragraph" style:parent-style-name="Standard">
      <style:text-properties fo:font-weight="normal" officeooo:rsid="0016d82d" officeooo:paragraph-rsid="0016d82d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f3bd" fo:background-color="#ffff00" loext:char-shading-value="0"/>
    </style:style>
    <style:style style:name="T3" style:family="text">
      <style:text-properties officeooo:rsid="00149bd2"/>
    </style:style>
    <style:style style:name="T4" style:family="text">
      <style:text-properties officeooo:rsid="00159004"/>
    </style:style>
    <style:style style:name="T5" style:family="text">
      <style:text-properties officeooo:rsid="001805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build a guitar tab full stack app using Vue.js/Express.js</text:p>
      <text:p text:style-name="P1"/>
      <text:p text:style-name="P2">GitHub:</text:p>
      <text:p text:style-name="P1"/>
      <text:p text:style-name="P3">Create project folder repo on GitHub and clone it into VueJS folder.</text:p>
      <text:p text:style-name="P3"/>
      <text:p text:style-name="P2">Setting up the Vue app:</text:p>
      <text:p text:style-name="P3"/>
      <text:p text:style-name="P3">Run npm install -g vue-cli to install the Vue Client.</text:p>
      <text:p text:style-name="P3"/>
      <text:p text:style-name="P3">Initialize a webpack boiler plate called client.</text:p>
      <text:p text:style-name="P3"/>
      <text:p text:style-name="P3">A list of configurations will pop up. Keep pressing enter.</text:p>
      <text:p text:style-name="P3"/>
      <text:p text:style-name="P3">Key configurations:</text:p>
      <text:p text:style-name="P3"/>
      <text:p text:style-name="P3">Vue build: standalone</text:p>
      <text:p text:style-name="P3"/>
      <text:p text:style-name="P3">Install vue-router? Yes</text:p>
      <text:p text:style-name="P3"/>
      <text:p text:style-name="P3">Use ESLint to lint your code? Yes</text:p>
      <text:p text:style-name="P3"/>
      <text:p text:style-name="P3">Set up unit tests? Yes (choose Karma and Mocha)</text:p>
      <text:p text:style-name="P3"/>
      <text:p text:style-name="P3">Setup e2e tests with Nightwatch? Yes (use NPM)</text:p>
      <text:p text:style-name="P3"/>
      <text:p text:style-name="P4">Create a client folder and do an npm install.</text:p>
      <text:p text:style-name="P4"/>
      <text:p text:style-name="P4">Do npm run dev to run the dev server.</text:p>
      <text:p text:style-name="P4"/>
      <text:p text:style-name="P5">In another terminal tab, create a server folder.</text:p>
      <text:p text:style-name="P5"/>
      <text:p text:style-name="P5">Do a force init: <text:span text:style-name="T1">npm init -f</text:span></text:p>
      <text:p text:style-name="P5"/>
      <text:p text:style-name="P6">Install nodemon and ESLint.</text:p>
      <text:p text:style-name="P6"/>
      <text:p text:style-name="P8">Run an initialize for ESLint: <text:span text:style-name="T2">node ./node_modules/eslint/bin/eslint.js --init</text:span></text:p>
      <text:p text:style-name="P6"/>
      <text:p text:style-name="P7">Go into package.json file in server folder, replace error message in “scripts” to:</text:p>
      <text:p text:style-name="P7"/>
      <text:p text:style-name="P10">"start": "./node_modules/nodemon/bin/nodemon.js src/app.js --exec 'npm run lint &amp;&amp; node'",</text:p>
      <text:p text:style-name="P10">"lint": "./node_modules/.bin/eslint **/*.js"</text:p>
      <text:p text:style-name="P3"/>
      <text:p text:style-name="P9">ESLint Configuration:</text:p>
      <text:p text:style-name="P9"/>
      <text:p text:style-name="P9">Use popular style guide.</text:p>
      <text:p text:style-name="P9">Standard style guide</text:p>
      <text:p text:style-name="P9">JavaScript format</text:p>
      <text:p text:style-name="P11">Install with npm.</text:p>
      <text:p text:style-name="P15"><text:soft-page-break/>In app.js file in server folder, do a console log “hello” <text:span text:style-name="T4">to make sure the dev server works</text:span>.</text:p>
      <text:p text:style-name="P15"/>
      <text:p text:style-name="P15">Restart dev server, and the terminal will display “hello”.</text:p>
      <text:p text:style-name="P15"/>
      <text:p text:style-name="P12">npm install --save express body-parser cors morgan</text:p>
      <text:p text:style-name="P13"/>
      <text:p text:style-name="P14">IMPORTANT: If package.json file is missing, do npm init, which will create the missing package.json file. <text:span text:style-name="T3">Then repeat above npm install command.</text:span></text:p>
      <text:p text:style-name="P14"/>
      <text:p text:style-name="P16">In app.js, declare constant variables for the newly installed node modules, <text:span text:style-name="T5">and require the node modu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6:29:55.918246149</meta:creation-date>
    <dc:date>2018-06-24T14:24:17.571532179</dc:date>
    <meta:editing-duration>PT1H39M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47" meta:character-count="1536" meta:non-whitespace-character-count="1324"/>
  </office:meta>
</office:document-meta>
</file>